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Impl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addCategory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Present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Impl.ResourceImpl( RepositoryImpl repository , String name , VersionRange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Impl.get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Docu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Version( VersionRange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toXML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toXML( Resource resource , boolean relativ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sourceImpl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URL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Impl.addCapability( CapabilityImpl capabil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Capabili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Documentation( URL documen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Impl.ResourceImpl( RepositoryImpl repository , XmlPullParser pars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sourceImpl.get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makeRelative( URL repository , URL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Impl.setCopyright( String copyr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ResourceImpl( RepositoryImpl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Presentation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Impl.addRequirement( RequirementImpl requi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getExtend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Impl.get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File( File zi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toURL( String attribut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put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Requirem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Source( URL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Impl.get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atisfies( RequirementImpl requir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Impl.setLicense( URL lice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